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99pt solid #000000" fo:border-right="none" fo:border-top="0.99pt solid #000000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fo:border-bottom="0.99pt solid #000000" fo:border-left="0.99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99pt solid #000000"/>
    </style:style>
    <style:style style:name="ce6" style:family="table-cell" style:parent-style-name="Default">
      <style:table-cell-properties fo:border-bottom="0.99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99pt solid #000000" fo:border-top="0.99pt solid #000000"/>
    </style:style>
    <style:style style:name="ce8" style:family="table-cell" style:parent-style-name="Default">
      <style:table-cell-properties fo:border-bottom="none" fo:border-left="none" fo:border-right="0.99pt solid #000000" fo:border-top="none"/>
    </style:style>
    <style:style style:name="ce9" style:family="table-cell" style:parent-style-name="Default">
      <style:table-cell-properties fo:border-bottom="0.99pt solid #000000" fo:border-left="none" fo:border-right="0.99pt solid #000000" fo:border-top="none"/>
    </style:style>
    <style:style style:name="ce10" style:family="table-cell" style:parent-style-name="Default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3.0618in">
            <draw:object draw:notify-on-update-of-ranges="Sheet1.D2:Sheet1.D15 Sheet1.C1:Sheet1.C1 Sheet1.C2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DW^2</text:p>
          </table:table-cell>
          <table:table-cell table:style-name="ce1" office:value-type="string" calcext:value-type="string">
            <text:p>P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table:style-name="ce2" office:value-type="float" office:value="0.1744992" calcext:value-type="float">
            <text:p>0.1744992</text:p>
          </table:table-cell>
          <table:table-cell table:style-name="ce5" office:value-type="float" office:value="1.7500794" calcext:value-type="float">
            <text:p>1.7500794</text:p>
          </table:table-cell>
          <table:table-cell table:style-name="ce5" table:formula="of:=([.A2]/[.B2]*[.$G$2])^2" office:value-type="float" office:value="245307670863463" calcext:value-type="float">
            <text:p>24530767086346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0" table:formula="of:=25000000" office:value-type="float" office:value="25000000" calcext:value-type="float">
            <text:p>25000000</text:p>
          </table:table-cell>
          <table:table-cell table:style-name="ce10" table:formula="of:=[.F2]*2*PI()" office:value-type="float" office:value="157079632.67949" calcext:value-type="float">
            <text:p>157079632.67949</text:p>
          </table:table-cell>
        </table:table-row>
        <table:table-row table:style-name="ro1">
          <table:table-cell office:value-type="float" office:value="0.1726702" calcext:value-type="float">
            <text:p>0.1726702</text:p>
          </table:table-cell>
          <table:table-cell office:value-type="float" office:value="1.751" calcext:value-type="float">
            <text:p>1.751</text:p>
          </table:table-cell>
          <table:table-cell table:formula="of:=([.A3]/[.B3]*[.$G$2])^2" office:value-type="float" office:value="239939774288918" calcext:value-type="float">
            <text:p>2399397742889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21305" calcext:value-type="float">
            <text:p>0.21305</text:p>
          </table:table-cell>
          <table:table-cell office:value-type="float" office:value="1.746504" calcext:value-type="float">
            <text:p>1.746504</text:p>
          </table:table-cell>
          <table:table-cell table:formula="of:=([.A4]/[.B4]*[.$G$2])^2" office:value-type="float" office:value="367167017602668" calcext:value-type="float">
            <text:p>367167017602668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tau</text:p>
          </table:table-cell>
          <table:table-cell/>
        </table:table-row>
        <table:table-row table:style-name="ro1">
          <table:table-cell office:value-type="float" office:value="0.2149447" calcext:value-type="float">
            <text:p>0.2149447</text:p>
          </table:table-cell>
          <table:table-cell office:value-type="float" office:value="1.7502428" calcext:value-type="float">
            <text:p>1.7502428</text:p>
          </table:table-cell>
          <table:table-cell table:formula="of:=([.A5]/[.B5]*[.$G$2])^2" office:value-type="float" office:value="372131673898541" calcext:value-type="float">
            <text:p>37213167389854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141.4ns</text:p>
          </table:table-cell>
          <table:table-cell/>
        </table:table-row>
        <table:table-row table:style-name="ro1">
          <table:table-cell office:value-type="float" office:value="0.2248607" calcext:value-type="float">
            <text:p>0.2248607</text:p>
          </table:table-cell>
          <table:table-cell office:value-type="float" office:value="1.7487548" calcext:value-type="float">
            <text:p>1.7487548</text:p>
          </table:table-cell>
          <table:table-cell table:formula="of:=([.A6]/[.B6]*[.$G$2])^2" office:value-type="float" office:value="407951967067337" calcext:value-type="float">
            <text:p>40795196706733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2405656" calcext:value-type="float">
            <text:p>0.2405656</text:p>
          </table:table-cell>
          <table:table-cell office:value-type="float" office:value="1.753" calcext:value-type="float">
            <text:p>1.753</text:p>
          </table:table-cell>
          <table:table-cell table:formula="of:=([.A7]/[.B7]*[.$G$2])^2" office:value-type="float" office:value="464668220937526" calcext:value-type="float">
            <text:p>4646682209375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2453295" calcext:value-type="float">
            <text:p>0.2453295</text:p>
          </table:table-cell>
          <table:table-cell office:value-type="float" office:value="1.751" calcext:value-type="float">
            <text:p>1.751</text:p>
          </table:table-cell>
          <table:table-cell table:formula="of:=([.A8]/[.B8]*[.$G$2])^2" office:value-type="float" office:value="484358593408308" calcext:value-type="float">
            <text:p>484358593408308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DeltaFD</text:p>
          </table:table-cell>
          <table:table-cell/>
        </table:table-row>
        <table:table-row table:style-name="ro1">
          <table:table-cell office:value-type="float" office:value="0.2697305" calcext:value-type="float">
            <text:p>0.2697305</text:p>
          </table:table-cell>
          <table:table-cell office:value-type="float" office:value="1.7511167" calcext:value-type="float">
            <text:p>1.7511167</text:p>
          </table:table-cell>
          <table:table-cell table:formula="of:=([.A9]/[.B9]*[.$G$2])^2" office:value-type="float" office:value="585422876500200" calcext:value-type="float">
            <text:p>5854228765002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21.8Hz</text:p>
          </table:table-cell>
          <table:table-cell/>
        </table:table-row>
        <table:table-row table:style-name="ro1">
          <table:table-cell office:value-type="float" office:value="0.2666067" calcext:value-type="float">
            <text:p>0.2666067</text:p>
          </table:table-cell>
          <table:table-cell office:value-type="float" office:value="1.75" calcext:value-type="float">
            <text:p>1.75</text:p>
          </table:table-cell>
          <table:table-cell table:formula="of:=([.A10]/[.B10]*[.$G$2])^2" office:value-type="float" office:value="572671770447744" calcext:value-type="float">
            <text:p>57267177044774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2746143" calcext:value-type="float">
            <text:p>0.2746143</text:p>
          </table:table-cell>
          <table:table-cell office:value-type="float" office:value="1.748" calcext:value-type="float">
            <text:p>1.748</text:p>
          </table:table-cell>
          <table:table-cell table:formula="of:=([.A11]/[.B11]*[.$G$2])^2" office:value-type="float" office:value="608980230879608" calcext:value-type="float">
            <text:p>60898023087960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2902523" calcext:value-type="float">
            <text:p>0.2902523</text:p>
          </table:table-cell>
          <table:table-cell office:value-type="float" office:value="1.758" calcext:value-type="float">
            <text:p>1.758</text:p>
          </table:table-cell>
          <table:table-cell table:formula="of:=([.A12]/[.B12]*[.$G$2])^2" office:value-type="float" office:value="672594562897402" calcext:value-type="float">
            <text:p>6725945628974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3305217" calcext:value-type="float">
            <text:p>0.3305217</text:p>
          </table:table-cell>
          <table:table-cell office:value-type="float" office:value="1.7522747" calcext:value-type="float">
            <text:p>1.7522747</text:p>
          </table:table-cell>
          <table:table-cell table:formula="of:=([.A13]/[.B13]*[.$G$2])^2" office:value-type="float" office:value="877880351234938" calcext:value-type="float">
            <text:p>87788035123493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3444151" calcext:value-type="float">
            <text:p>0.3444151</text:p>
          </table:table-cell>
          <table:table-cell office:value-type="float" office:value="1.751" calcext:value-type="float">
            <text:p>1.751</text:p>
          </table:table-cell>
          <table:table-cell table:formula="of:=([.A14]/[.B14]*[.$G$2])^2" office:value-type="float" office:value="954622858486177" calcext:value-type="float">
            <text:p>95462285848617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4" office:value-type="float" office:value="0.3548463" calcext:value-type="float">
            <text:p>0.3548463</text:p>
          </table:table-cell>
          <table:table-cell table:style-name="ce6" office:value-type="float" office:value="1.7515822" calcext:value-type="float">
            <text:p>1.7515822</text:p>
          </table:table-cell>
          <table:table-cell table:style-name="ce6" table:formula="of:=([.A15]/[.B15]*[.$G$2])^2" office:value-type="float" office:value="1012649774051660" calcext:value-type="float">
            <text:p>1012649774051660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21:39:49.106464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15:58:20.995385441</meta:creation-date>
    <dc:date>2021-09-15T16:20:15.696476441</dc:date>
    <meta:editing-duration>PT21M41S</meta:editing-duration>
    <meta:editing-cycles>31</meta:editing-cycles>
    <meta:generator>LibreOffice/7.1.5.2$Linux_X86_64 LibreOffice_project/10$Build-2</meta:generator>
    <meta:document-statistic meta:table-count="1" meta:cell-count="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Long_20_Dot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13cm" svg:y="3.952cm" style:legend-expansion="high" chart:style-name="ch2"/>
        <chart:plot-area chart:style-name="ch3" table:cell-range-address="Sheet1.C2:Sheet1.D15 Sheet1.C1:Sheet1.C1" chart:data-source-has-labels="row" svg:x="0.32cm" svg:y="0.18cm" svg:width="11.073cm" svg:height="8.64cm">
          <chart:coordinate-region svg:x="3.349cm" svg:y="0.379cm" svg:width="7.67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5" chart:label-cell-address="Sheet1.C1:Sheet1.C1" chart:class="chart:scatter">
            <chart:domain table:cell-range-address="Sheet1.D2:Sheet1.D15"/>
            <chart:regression-curve chart:style-name="ch8">
              <chart:equation chart:display-equation="true" chart:display-r-square="true" svg:x="3.462cm" svg:y="0.239cm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W^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15</svg:desc>
                </draw:g>
              </table:table-cell>
              <table:table-cell office:value-type="float" office:value="245307670863463">
                <text:p>245307670863463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9939774288918">
                <text:p>239939774288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67167017602668">
                <text:p>367167017602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2131673898541">
                <text:p>372131673898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7951967067337">
                <text:p>407951967067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4668220937526">
                <text:p>46466822093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84358593408308">
                <text:p>484358593408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85422876500200">
                <text:p>585422876500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72671770447744">
                <text:p>572671770447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8980230879608">
                <text:p>608980230879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72594562897402">
                <text:p>672594562897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877880351234938">
                <text:p>877880351234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954622858486177">
                <text:p>954622858486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012649774051660">
                <text:p>10126497740516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ot" draw:display-name="Long Dot" draw:style="rect" draw:dots1="1" draw:dots1-length="100%" draw:distance="300%"/>
  </office:styles>
</office:document-styles>
</file>